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.724cm" svg:y="14.55cm">
            <draw:object draw:notify-on-update-of-ranges="Sheet1.F14:Sheet1.F22 Sheet1.D14:Sheet1.D22 Sheet1.L14:Sheet1.L22 Sheet1.J14:Sheet1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17.9" calcext:value-type="float">
            <text:p>17,9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0.96" calcext:value-type="float">
            <text:p>50,96</text:p>
          </table:table-cell>
          <table:table-cell office:value-type="float" office:value="0.01" calcext:value-type="float">
            <text:p>0,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PI()*[.C7]^2" office:value-type="float" office:value="7.06858347057703" calcext:value-type="float">
            <text:p>7,06858347057703</text:p>
          </table:table-cell>
          <table:table-cell table:formula="of:=2*PI()*[.C7]*[.D7]" office:value-type="float" office:value="0.942477796076938" calcext:value-type="float">
            <text:p>0,942477796076938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Agua</text:p>
          </table:table-cell>
          <table:covered-table-cell table:number-columns-repeated="3" table:style-name="ce1"/>
          <table:covered-table-cell/>
          <table:table-cell/>
          <table:table-cell table:style-name="ce1" office:value-type="string" calcext:value-type="string" table:number-columns-spanned="5" table:number-rows-spanned="1">
            <text:p>Alcohol</text:p>
          </table:table-cell>
          <table:covered-table-cell table:number-columns-repeated="3" table:style-name="ce1"/>
          <table:covered-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$h \pm 1 mm$</text:p>
          </table:table-cell>
          <table:table-cell office:value-type="string" calcext:value-type="string">
            <text:p>$V /V_0(mm^3)$</text:p>
          </table:table-cell>
          <table:table-cell office:value-type="string" calcext:value-type="string">
            <text:p>$\Delta V /V_0(mm^3)$</text:p>
          </table:table-cell>
          <table:table-cell office:value-type="string" calcext:value-type="string">
            <text:p>$T\pm 0,1 ºC$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$h \pm 1 mm$</text:p>
          </table:table-cell>
          <table:table-cell office:value-type="string" calcext:value-type="string">
            <text:p>$V /V_0(mm^3)$</text:p>
          </table:table-cell>
          <table:table-cell office:value-type="string" calcext:value-type="string">
            <text:p>$\Delta V /V_0(mm^3)$</text:p>
          </table:table-cell>
          <table:table-cell office:value-type="string" calcext:value-type="string">
            <text:p>$T\pm 0,1 ºC$</text:p>
          </table:table-cell>
        </table:table-row>
        <table:table-row table:style-name="ro1">
          <table:table-cell/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table:formula="of:=([.$C$6]+[.$C14]*[.$C$8])/[.$C$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-[.B$14]" office:value-type="float" office:value="0" calcext:value-type="float">
            <text:p>0</text:p>
          </table:table-cell>
          <table:table-cell/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table:formula="of:=([.$C$6]+[.$I14]*[.$C$8])/[.$C$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4]-[.H$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.6" calcext:value-type="float">
            <text:p>24,6</text:p>
          </table:table-cell>
          <table:table-cell office:value-type="float" office:value="5" calcext:value-type="float">
            <text:p>5</text:p>
          </table:table-cell>
          <table:table-cell table:formula="of:=([.$C$6]+[.$C15]*[.$C$8])/[.$C$6]" office:value-type="float" office:value="1.69354233424029" calcext:value-type="float">
            <text:p>1,69354233424029</text:p>
          </table:table-cell>
          <table:table-cell table:formula="of:=[.D15]*SQRT((1/[.C15])^2+([.$D$8]/[.$C$8])^2+ ([.$D$6]/[.$C$6])^2)" office:value-type="float" office:value="0.407077050536989" calcext:value-type="float">
            <text:p>0,407077050536989</text:p>
          </table:table-cell>
          <table:table-cell table:formula="of:=[.B15]-[.B$14]" office:value-type="float" office:value="7.3" calcext:value-type="float">
            <text:p>7,3</text:p>
          </table:table-cell>
          <table:table-cell/>
          <table:table-cell office:value-type="float" office:value="23.7" calcext:value-type="float">
            <text:p>23,7</text:p>
          </table:table-cell>
          <table:table-cell office:value-type="float" office:value="5" calcext:value-type="float">
            <text:p>5</text:p>
          </table:table-cell>
          <table:table-cell table:formula="of:=([.$C$6]+[.$I15]*[.$C$8])/[.$C$6]" office:value-type="float" office:value="1.69354233424029" calcext:value-type="float">
            <text:p>1,69354233424029</text:p>
          </table:table-cell>
          <table:table-cell table:formula="of:=[.J15]*SQRT((1/[.I15])^2+([.$D$8]/[.$C$8])^2+ ([.$D$6]/[.$C$6])^2)" office:value-type="float" office:value="0.407077050536989" calcext:value-type="float">
            <text:p>0,407077050536989</text:p>
          </table:table-cell>
          <table:table-cell table:formula="of:=[.H15]-[.H$14]" office:value-type="float" office:value="4.6" calcext:value-type="float">
            <text:p>4,6</text:p>
          </table:table-cell>
        </table:table-row>
        <table:table-row table:style-name="ro1">
          <table:table-cell/>
          <table:table-cell office:value-type="float" office:value="29.3" calcext:value-type="float">
            <text:p>29,3</text:p>
          </table:table-cell>
          <table:table-cell office:value-type="float" office:value="10" calcext:value-type="float">
            <text:p>10</text:p>
          </table:table-cell>
          <table:table-cell table:formula="of:=([.$C$6]+[.$C16]*[.$C$8])/[.$C$6]" office:value-type="float" office:value="2.38708466848058" calcext:value-type="float">
            <text:p>2,38708466848058</text:p>
          </table:table-cell>
          <table:table-cell table:formula="of:=[.D16]*SQRT((1/[.C16])^2+([.$D$8]/[.$C$8])^2+ ([.$D$6]/[.$C$6])^2)" office:value-type="float" office:value="0.397847720506013" calcext:value-type="float">
            <text:p>0,397847720506013</text:p>
          </table:table-cell>
          <table:table-cell table:formula="of:=[.B16]-[.B$14]" office:value-type="float" office:value="12" calcext:value-type="float">
            <text:p>1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0" calcext:value-type="float">
            <text:p>10</text:p>
          </table:table-cell>
          <table:table-cell table:formula="of:=([.$C$6]+[.$I16]*[.$C$8])/[.$C$6]" office:value-type="float" office:value="2.38708466848058" calcext:value-type="float">
            <text:p>2,38708466848058</text:p>
          </table:table-cell>
          <table:table-cell table:formula="of:=[.J16]*SQRT((1/[.I16])^2+([.$D$8]/[.$C$8])^2+ ([.$D$6]/[.$C$6])^2)" office:value-type="float" office:value="0.397847720506013" calcext:value-type="float">
            <text:p>0,397847720506013</text:p>
          </table:table-cell>
          <table:table-cell table:formula="of:=[.H16]-[.H$14]" office:value-type="float" office:value="5.4" calcext:value-type="float">
            <text:p>5,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([.$C$6]+[.$C17]*[.$C$8])/[.$C$6]" office:value-type="float" office:value="3.08062700272087" calcext:value-type="float">
            <text:p>3,08062700272087</text:p>
          </table:table-cell>
          <table:table-cell table:formula="of:=[.D17]*SQRT((1/[.C17])^2+([.$D$8]/[.$C$8])^2+ ([.$D$6]/[.$C$6])^2)" office:value-type="float" office:value="0.459233157310907" calcext:value-type="float">
            <text:p>0,459233157310907</text:p>
          </table:table-cell>
          <table:table-cell table:formula="of:=[.B17]-[.B$14]" office:value-type="float" office:value="13.7" calcext:value-type="float">
            <text:p>13,7</text:p>
          </table:table-cell>
          <table:table-cell/>
          <table:table-cell office:value-type="float" office:value="24.8" calcext:value-type="float">
            <text:p>24,8</text:p>
          </table:table-cell>
          <table:table-cell office:value-type="float" office:value="15" calcext:value-type="float">
            <text:p>15</text:p>
          </table:table-cell>
          <table:table-cell table:formula="of:=([.$C$6]+[.$I17]*[.$C$8])/[.$C$6]" office:value-type="float" office:value="3.08062700272087" calcext:value-type="float">
            <text:p>3,08062700272087</text:p>
          </table:table-cell>
          <table:table-cell table:formula="of:=[.J17]*SQRT((1/[.I17])^2+([.$D$8]/[.$C$8])^2+ ([.$D$6]/[.$C$6])^2)" office:value-type="float" office:value="0.459233157310907" calcext:value-type="float">
            <text:p>0,459233157310907</text:p>
          </table:table-cell>
          <table:table-cell table:formula="of:=[.H17]-[.H$14]" office:value-type="float" office:value="5.7" calcext:value-type="float">
            <text:p>5,7</text:p>
          </table:table-cell>
        </table:table-row>
        <table:table-row table:style-name="ro1">
          <table:table-cell/>
          <table:table-cell office:value-type="float" office:value="35.8" calcext:value-type="float">
            <text:p>35,8</text:p>
          </table:table-cell>
          <table:table-cell office:value-type="float" office:value="20" calcext:value-type="float">
            <text:p>20</text:p>
          </table:table-cell>
          <table:table-cell table:formula="of:=([.$C$6]+[.$C18]*[.$C$8])/[.$C$6]" office:value-type="float" office:value="3.77416933696116" calcext:value-type="float">
            <text:p>3,77416933696116</text:p>
          </table:table-cell>
          <table:table-cell table:formula="of:=[.D18]*SQRT((1/[.C18])^2+([.$D$8]/[.$C$8])^2+ ([.$D$6]/[.$C$6])^2)" office:value-type="float" office:value="0.537442459470309" calcext:value-type="float">
            <text:p>0,537442459470309</text:p>
          </table:table-cell>
          <table:table-cell table:formula="of:=[.B18]-[.B$14]" office:value-type="float" office:value="18.5" calcext:value-type="float">
            <text:p>18,5</text:p>
          </table:table-cell>
          <table:table-cell/>
          <table:table-cell office:value-type="float" office:value="26.8" calcext:value-type="float">
            <text:p>26,8</text:p>
          </table:table-cell>
          <table:table-cell office:value-type="float" office:value="20" calcext:value-type="float">
            <text:p>20</text:p>
          </table:table-cell>
          <table:table-cell table:formula="of:=([.$C$6]+[.$I18]*[.$C$8])/[.$C$6]" office:value-type="float" office:value="3.77416933696116" calcext:value-type="float">
            <text:p>3,77416933696116</text:p>
          </table:table-cell>
          <table:table-cell table:formula="of:=[.J18]*SQRT((1/[.I18])^2+([.$D$8]/[.$C$8])^2+ ([.$D$6]/[.$C$6])^2)" office:value-type="float" office:value="0.537442459470309" calcext:value-type="float">
            <text:p>0,537442459470309</text:p>
          </table:table-cell>
          <table:table-cell table:formula="of:=[.H18]-[.H$14]" office:value-type="float" office:value="7.7" calcext:value-type="float">
            <text:p>7,7</text:p>
          </table:table-cell>
        </table:table-row>
        <table:table-row table:style-name="ro1">
          <table:table-cell/>
          <table:table-cell office:value-type="float" office:value="37.2" calcext:value-type="float">
            <text:p>37,2</text:p>
          </table:table-cell>
          <table:table-cell office:value-type="float" office:value="25" calcext:value-type="float">
            <text:p>25</text:p>
          </table:table-cell>
          <table:table-cell table:formula="of:=([.$C$6]+[.$C19]*[.$C$8])/[.$C$6]" office:value-type="float" office:value="4.46771167120145" calcext:value-type="float">
            <text:p>4,46771167120145</text:p>
          </table:table-cell>
          <table:table-cell table:formula="of:=[.D19]*SQRT((1/[.C19])^2+([.$D$8]/[.$C$8])^2+ ([.$D$6]/[.$C$6])^2)" office:value-type="float" office:value="0.621924341147262" calcext:value-type="float">
            <text:p>0,621924341147262</text:p>
          </table:table-cell>
          <table:table-cell table:formula="of:=[.B19]-[.B$14]" office:value-type="float" office:value="19.9" calcext:value-type="float">
            <text:p>19,9</text:p>
          </table:table-cell>
          <table:table-cell/>
          <table:table-cell office:value-type="float" office:value="27.4" calcext:value-type="float">
            <text:p>27,4</text:p>
          </table:table-cell>
          <table:table-cell office:value-type="float" office:value="25" calcext:value-type="float">
            <text:p>25</text:p>
          </table:table-cell>
          <table:table-cell table:formula="of:=([.$C$6]+[.$I19]*[.$C$8])/[.$C$6]" office:value-type="float" office:value="4.46771167120145" calcext:value-type="float">
            <text:p>4,46771167120145</text:p>
          </table:table-cell>
          <table:table-cell table:formula="of:=[.J19]*SQRT((1/[.I19])^2+([.$D$8]/[.$C$8])^2+ ([.$D$6]/[.$C$6])^2)" office:value-type="float" office:value="0.621924341147262" calcext:value-type="float">
            <text:p>0,621924341147262</text:p>
          </table:table-cell>
          <table:table-cell table:formula="of:=[.H19]-[.H$14]" office:value-type="float" office:value="8.3" calcext:value-type="float">
            <text:p>8,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([.$C$6]+[.$C20]*[.$C$8])/[.$C$6]" office:value-type="float" office:value="5.16125400544174" calcext:value-type="float">
            <text:p>5,16125400544174</text:p>
          </table:table-cell>
          <table:table-cell table:formula="of:=[.D20]*SQRT((1/[.C20])^2+([.$D$8]/[.$C$8])^2+ ([.$D$6]/[.$C$6])^2)" office:value-type="float" office:value="0.709347237210362" calcext:value-type="float">
            <text:p>0,709347237210362</text:p>
          </table:table-cell>
          <table:table-cell table:formula="of:=[.B20]-[.B$14]" office:value-type="float" office:value="21.7" calcext:value-type="float">
            <text:p>21,7</text:p>
          </table:table-cell>
          <table:table-cell/>
          <table:table-cell office:value-type="float" office:value="28.2" calcext:value-type="float">
            <text:p>28,2</text:p>
          </table:table-cell>
          <table:table-cell office:value-type="float" office:value="30" calcext:value-type="float">
            <text:p>30</text:p>
          </table:table-cell>
          <table:table-cell table:formula="of:=([.$C$6]+[.$I20]*[.$C$8])/[.$C$6]" office:value-type="float" office:value="5.16125400544174" calcext:value-type="float">
            <text:p>5,16125400544174</text:p>
          </table:table-cell>
          <table:table-cell table:formula="of:=[.J20]*SQRT((1/[.I20])^2+([.$D$8]/[.$C$8])^2+ ([.$D$6]/[.$C$6])^2)" office:value-type="float" office:value="0.709347237210362" calcext:value-type="float">
            <text:p>0,709347237210362</text:p>
          </table:table-cell>
          <table:table-cell table:formula="of:=[.H20]-[.H$14]" office:value-type="float" office:value="9.1" calcext:value-type="float">
            <text:p>9,1</text:p>
          </table:table-cell>
        </table:table-row>
        <table:table-row table:style-name="ro1">
          <table:table-cell/>
          <table:table-cell office:value-type="float" office:value="38.3" calcext:value-type="float">
            <text:p>38,3</text:p>
          </table:table-cell>
          <table:table-cell office:value-type="float" office:value="35" calcext:value-type="float">
            <text:p>35</text:p>
          </table:table-cell>
          <table:table-cell table:formula="of:=([.$C$6]+[.$C21]*[.$C$8])/[.$C$6]" office:value-type="float" office:value="5.85479633968203" calcext:value-type="float">
            <text:p>5,85479633968203</text:p>
          </table:table-cell>
          <table:table-cell table:formula="of:=[.D21]*SQRT((1/[.C21])^2+([.$D$8]/[.$C$8])^2+ ([.$D$6]/[.$C$6])^2)" office:value-type="float" office:value="0.798362030042164" calcext:value-type="float">
            <text:p>0,798362030042164</text:p>
          </table:table-cell>
          <table:table-cell table:formula="of:=[.B21]-[.B$14]" office:value-type="float" office:value="21" calcext:value-type="float">
            <text:p>21</text:p>
          </table:table-cell>
          <table:table-cell/>
          <table:table-cell office:value-type="float" office:value="28.9" calcext:value-type="float">
            <text:p>28,9</text:p>
          </table:table-cell>
          <table:table-cell office:value-type="float" office:value="35" calcext:value-type="float">
            <text:p>35</text:p>
          </table:table-cell>
          <table:table-cell table:formula="of:=([.$C$6]+[.$I21]*[.$C$8])/[.$C$6]" office:value-type="float" office:value="5.85479633968203" calcext:value-type="float">
            <text:p>5,85479633968203</text:p>
          </table:table-cell>
          <table:table-cell table:formula="of:=[.J21]*SQRT((1/[.I21])^2+([.$D$8]/[.$C$8])^2+ ([.$D$6]/[.$C$6])^2)" office:value-type="float" office:value="0.798362030042164" calcext:value-type="float">
            <text:p>0,798362030042164</text:p>
          </table:table-cell>
          <table:table-cell table:formula="of:=[.H21]-[.H$14]" office:value-type="float" office:value="9.8" calcext:value-type="float">
            <text:p>9,8</text:p>
          </table:table-cell>
        </table:table-row>
        <table:table-row table:style-name="ro1">
          <table:table-cell/>
          <table:table-cell office:value-type="float" office:value="38.9" calcext:value-type="float">
            <text:p>38,9</text:p>
          </table:table-cell>
          <table:table-cell office:value-type="float" office:value="40" calcext:value-type="float">
            <text:p>40</text:p>
          </table:table-cell>
          <table:table-cell table:formula="of:=([.$C$6]+[.$C22]*[.$C$8])/[.$C$6]" office:value-type="float" office:value="6.54833867392232" calcext:value-type="float">
            <text:p>6,54833867392232</text:p>
          </table:table-cell>
          <table:table-cell table:formula="of:=[.D22]*SQRT((1/[.C22])^2+([.$D$8]/[.$C$8])^2+ ([.$D$6]/[.$C$6])^2)" office:value-type="float" office:value="0.888327850022461" calcext:value-type="float">
            <text:p>0,888327850022461</text:p>
          </table:table-cell>
          <table:table-cell table:formula="of:=[.B22]-[.B$14]" office:value-type="float" office:value="21.6" calcext:value-type="float">
            <text:p>21,6</text:p>
          </table:table-cell>
          <table:table-cell/>
          <table:table-cell office:value-type="float" office:value="31.7" calcext:value-type="float">
            <text:p>31,7</text:p>
          </table:table-cell>
          <table:table-cell office:value-type="float" office:value="40" calcext:value-type="float">
            <text:p>40</text:p>
          </table:table-cell>
          <table:table-cell table:formula="of:=([.$C$6]+[.$I22]*[.$C$8])/[.$C$6]" office:value-type="float" office:value="6.54833867392232" calcext:value-type="float">
            <text:p>6,54833867392232</text:p>
          </table:table-cell>
          <table:table-cell table:formula="of:=[.J22]*SQRT((1/[.I22])^2+([.$D$8]/[.$C$8])^2+ ([.$D$6]/[.$C$6])^2)" office:value-type="float" office:value="0.888327850022461" calcext:value-type="float">
            <text:p>0,888327850022461</text:p>
          </table:table-cell>
          <table:table-cell table:formula="of:=[.H22]-[.H$14]" office:value-type="float" office:value="12.6" calcext:value-type="float">
            <text:p>12,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number-matrix-columns-spanned="2" table:number-matrix-rows-spanned="4" table:formula="of:=LINEST([.D14:.D22];[.F14:.F22]; ;1)" office:value-type="float" office:value="0.233040047198954" calcext:value-type="float">
            <text:p>0,233040047198954</text:p>
          </table:table-cell>
          <table:table-cell office:value-type="float" office:value="0.260443291972483" calcext:value-type="float">
            <text:p>0,260443291972483</text:p>
          </table:table-cell>
          <table:table-cell table:number-columns-repeated="4"/>
          <table:table-cell table:number-matrix-columns-spanned="2" table:number-matrix-rows-spanned="4" table:formula="of:=LINEST([.J14:.J22];[.L14:.L22]; ;1)" office:value-type="float" office:value="0.502971878175875" calcext:value-type="float">
            <text:p>0,502971878175875</text:p>
          </table:table-cell>
          <table:table-cell office:value-type="float" office:value="0.242189036881681" calcext:value-type="float">
            <text:p>0,2421890368816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359216616448866" calcext:value-type="float">
            <text:p>0,035921661644887</text:p>
          </table:table-cell>
          <table:table-cell office:value-type="float" office:value="0.598896685254979" calcext:value-type="float">
            <text:p>0,598896685254979</text:p>
          </table:table-cell>
          <table:table-cell table:number-columns-repeated="4"/>
          <table:table-cell office:value-type="float" office:value="0.0565852116915897" calcext:value-type="float">
            <text:p>0,05658521169159</text:p>
          </table:table-cell>
          <table:table-cell office:value-type="float" office:value="0.441783602072962" calcext:value-type="float">
            <text:p>0,4417836020729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857396140190015" calcext:value-type="float">
            <text:p>0,857396140190015</text:p>
          </table:table-cell>
          <table:table-cell office:value-type="float" office:value="0.766770191721243" calcext:value-type="float">
            <text:p>0,766770191721243</text:p>
          </table:table-cell>
          <table:table-cell table:number-columns-repeated="4"/>
          <table:table-cell office:value-type="float" office:value="0.918614020950846" calcext:value-type="float">
            <text:p>0,918614020950846</text:p>
          </table:table-cell>
          <table:table-cell office:value-type="float" office:value="0.579261116671421" calcext:value-type="float">
            <text:p>0,5792611166714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.0870303884291" calcext:value-type="float">
            <text:p>42,087030388429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9.009900990099" calcext:value-type="float">
            <text:p>79,009900990099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16:45:31.507735312</meta:creation-date>
    <meta:generator>LibreOffice/6.3.5.2$Linux_X86_64 LibreOffice_project/30$Build-2</meta:generator>
    <dc:date>2020-03-28T18:46:47.880983606</dc:date>
    <meta:editing-duration>PT27M41S</meta:editing-duration>
    <meta:editing-cycles>1</meta:editing-cycles>
    <meta:document-statistic meta:table-count="1" meta:cell-count="13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" chart:style-name="ch1">
        <chart:legend chart:legend-position="end" svg:x="11.904cm" svg:y="3.454cm" style:legend-expansion="high" chart:style-name="ch2"/>
        <chart:plot-area chart:style-name="ch3" table:cell-range-address="Sheet1.F14:Sheet1.F22 Sheet1.D14:Sheet1.D22 Sheet1.J14:Sheet1.J22" svg:x="0.32cm" svg:y="0.18cm" svg:width="11.264cm" svg:height="8.64cm">
          <chartooo:coordinate-region svg:x="0.756cm" svg:y="0.379cm" svg:width="10.64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4:Sheet1.D22" chart:class="chart:scatter">
            <chart:domain table:cell-range-address="Sheet1.F14:Sheet1.F22"/>
            <chart:regression-curve chart:style-name="ch8"/>
            <chart:data-point chart:repeated="9"/>
          </chart:series>
          <chart:series chart:style-name="ch9" chart:values-cell-range-address="Sheet1.J14:Sheet1.J22" chart:class="chart:scatter">
            <chart:domain table:cell-range-address="Sheet1.L14:Sheet1.L22"/>
            <chart:regression-curve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4:Sheet1.F22</svg:desc>
                </draw:g>
              </table:table-cell>
              <table:table-cell office:value-type="float" office:value="1">
                <text:p>1</text:p>
                <draw:g>
                  <svg:desc>Sheet1.D14:Sheet1.D22</svg:desc>
                </draw:g>
              </table:table-cell>
              <table:table-cell office:value-type="float" office:value="0">
                <text:p>0</text:p>
                <draw:g>
                  <svg:desc>Sheet1.L14:Sheet1.L22</svg:desc>
                </draw:g>
              </table:table-cell>
              <table:table-cell office:value-type="float" office:value="1">
                <text:p>1</text:p>
                <draw:g>
                  <svg:desc>Sheet1.J14:Sheet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">
                <text:p>7.3</text:p>
              </table:table-cell>
              <table:table-cell office:value-type="float" office:value="1.69354233424029">
                <text:p>1.69354233424029</text:p>
              </table:table-cell>
              <table:table-cell office:value-type="float" office:value="4.6">
                <text:p>4.6</text:p>
              </table:table-cell>
              <table:table-cell office:value-type="float" office:value="1.69354233424029">
                <text:p>1.69354233424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.38708466848058">
                <text:p>2.38708466848058</text:p>
              </table:table-cell>
              <table:table-cell office:value-type="float" office:value="5.4">
                <text:p>5.4</text:p>
              </table:table-cell>
              <table:table-cell office:value-type="float" office:value="2.38708466848058">
                <text:p>2.38708466848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7">
                <text:p>13.7</text:p>
              </table:table-cell>
              <table:table-cell office:value-type="float" office:value="3.08062700272087">
                <text:p>3.08062700272087</text:p>
              </table:table-cell>
              <table:table-cell office:value-type="float" office:value="5.7">
                <text:p>5.7</text:p>
              </table:table-cell>
              <table:table-cell office:value-type="float" office:value="3.08062700272087">
                <text:p>3.08062700272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5">
                <text:p>18.5</text:p>
              </table:table-cell>
              <table:table-cell office:value-type="float" office:value="3.77416933696116">
                <text:p>3.77416933696116</text:p>
              </table:table-cell>
              <table:table-cell office:value-type="float" office:value="7.7">
                <text:p>7.7</text:p>
              </table:table-cell>
              <table:table-cell office:value-type="float" office:value="3.77416933696116">
                <text:p>3.77416933696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9">
                <text:p>19.9</text:p>
              </table:table-cell>
              <table:table-cell office:value-type="float" office:value="4.46771167120145">
                <text:p>4.46771167120145</text:p>
              </table:table-cell>
              <table:table-cell office:value-type="float" office:value="8.3">
                <text:p>8.3</text:p>
              </table:table-cell>
              <table:table-cell office:value-type="float" office:value="4.46771167120145">
                <text:p>4.46771167120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7">
                <text:p>21.7</text:p>
              </table:table-cell>
              <table:table-cell office:value-type="float" office:value="5.16125400544174">
                <text:p>5.16125400544174</text:p>
              </table:table-cell>
              <table:table-cell office:value-type="float" office:value="9.1">
                <text:p>9.1</text:p>
              </table:table-cell>
              <table:table-cell office:value-type="float" office:value="5.16125400544174">
                <text:p>5.16125400544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5.85479633968203">
                <text:p>5.85479633968203</text:p>
              </table:table-cell>
              <table:table-cell office:value-type="float" office:value="9.8">
                <text:p>9.8</text:p>
              </table:table-cell>
              <table:table-cell office:value-type="float" office:value="5.85479633968203">
                <text:p>5.85479633968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6">
                <text:p>21.6</text:p>
              </table:table-cell>
              <table:table-cell office:value-type="float" office:value="6.54833867392232">
                <text:p>6.54833867392232</text:p>
              </table:table-cell>
              <table:table-cell office:value-type="float" office:value="12.6">
                <text:p>12.6</text:p>
              </table:table-cell>
              <table:table-cell office:value-type="float" office:value="6.54833867392232">
                <text:p>6.54833867392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